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adornments="Normal" style:font-family-generic="swiss" style:font-pitch="variable"/>
    <style:font-face style:name="Courier New" svg:font-family="'Courier New'"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1ff420"/>
    </style:style>
    <style:style style:name="P2" style:family="paragraph" style:parent-style-name="Standard">
      <style:paragraph-properties fo:margin-left="2cm" fo:text-indent="0cm" style:auto-text-indent="false"/>
      <style:text-properties officeooo:paragraph-rsid="001ff420"/>
    </style:style>
    <style:style style:name="P3" style:family="paragraph" style:parent-style-name="Standard">
      <style:paragraph-properties fo:margin-left="2cm" fo:text-indent="0cm" style:auto-text-indent="false"/>
    </style:style>
    <style:style style:name="P4" style:family="paragraph" style:parent-style-name="Standard" style:list-style-name="L1"/>
    <style:style style:name="T1" style:family="text">
      <style:text-properties officeooo:rsid="001ff42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Una inmobiliaria INMOVIGA</text:span> necesita un software para hacer un estudio sobre el precio del metro cuadrado de suelo urbano por provincias. Para ello te proporcionan el fichero provincias.txt con el histórico de precios por provincia de los cuatro trimestres de 2019. En cada línea se proporciona el nombre de la provincia y el precio del metro cuadrado del 1º, 2º, 3º y 4º trimestre. Crea un programa Java (con una sola clase) que lea los datos del archivo proporcionado y muestre por pantalla la siguiente información:</text:p>
      <text:p text:style-name="Standard"/>
      <text:p text:style-name="P1">1.<text:span text:style-name="T1"> <text:s/></text:span>Para cada provincia, precio medio de 2019 (suma de precios / 4). Por ejemplo: </text:p>
      <text:p text:style-name="P2">Álava 168.325</text:p>
      <text:p text:style-name="P3">Albacete 92.0</text:p>
      <text:p text:style-name="P3">etc.</text:p>
      <text:p text:style-name="P3"/>
      <text:p text:style-name="Standard">2.<text:span text:style-name="T1"> </text:span>Precio medio de cada trimestre. Es decir:</text:p>
      <text:p text:style-name="Standard"><text:s text:c="4"/>• Precio medio del primer trimestre (suma de precios trimestre 1 / nº de provincias).</text:p>
      <text:p text:style-name="Standard"><text:s text:c="4"/>• Precio medio del segundo trimestre (suma de precios trimestre 2 / nº de provincias).</text:p>
      <text:p text:style-name="Standard"><text:s text:c="4"/>• Precio medio del tercer trimestre (suma de precios trimestre 3 / nº de provincias).</text:p>
      <text:p text:style-name="Standard"><text:s text:c="4"/>• Precio medio del cuarto trimestre (suma de precios trimestre 4 / nº de provincias).</text:p>
      <text:p text:style-name="Standard"/>
      <text:p text:style-name="Standard">3.<text:span text:style-name="T1"> </text:span>Para cada trimestre, provincia con el precio más alto y provincia con el precio más bajo (mostrar la provincia y el precio). Por ejemplo:</text:p>
      <text:p text:style-name="Standard"><text:s text:c="4"/>• Trimestre 1: Madrid 309.4 <text:s/>y Ourense 30.3 €</text:p>
      <text:p text:style-name="Standard"><text:s text:c="4"/>• Trimestre 2: Madrid 315.7 Ourense 21.7 €</text:p>
      <text:p text:style-name="P1"><text:s text:c="4"/>• <text:span text:style-name="T1">e</text:span>tc.</text:p>
      <text:p text:style-name="Standard"/>
      <text:p text:style-name="Standard">Importante:</text:p>
      <text:list text:style-name="L1">
        <text:list-item>
          <text:p text:style-name="P4">Lee los datos de fichero una sola vez y guárdalos en la/s estructura/s de datos apropiadas. </text:p>
        </text:list-item>
        <text:list-item>
          <text:p text:style-name="P4">Implementa funciones estáticas que resuelvan partes del problema y que sean reutilizables.</text:p>
        </text:list-item>
        <text:list-item>
          <text:p text:style-name="P4">Intenta que el código sea eficiente en la medida de lo posible.</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adornments="Normal" style:font-family-generic="swiss" style:font-pitch="variable"/>
    <style:font-face style:name="Courier New" svg:font-family="'Courier New'"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Liberation Serif" fo:font-size="12pt" fo:language="gl"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gl"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9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style-name="Normal"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Norm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David-A4-1cmmargen-Arial-courier</dc:title>
    <meta:editing-duration>PT2M10S</meta:editing-duration>
    <meta:editing-cycles>2</meta:editing-cycles>
    <meta:generator>LibreOffice/24.8.4.2$Windows_X86_64 LibreOffice_project/bb3cfa12c7b1bf994ecc5649a80400d06cd71002</meta:generator>
    <meta:creation-date>2025-01-16T19:59:42.014000000</meta:creation-date>
    <dc:date>2025-01-16T20:01:51.869000000</dc:date>
    <meta:document-statistic meta:table-count="0" meta:image-count="0" meta:object-count="0" meta:page-count="1" meta:paragraph-count="18" meta:word-count="262" meta:character-count="1533" meta:non-whitespace-character-count="1260"/>
    <meta:template xlink:type="simple" xlink:actuate="onRequest" xlink:title="David-A4-1cmmargen-Arial-courier" xlink:href="file:///C:/Users/david/AppData/Roaming/LibreOffice/4/user/template/David-A4-1cmmargen-Arial-courier.ott" meta:date="2025-01-16T19:59:41.836000000"/>
  </office:meta>
</office:document-meta>
</file>